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;[.K100])" office:value-type="float" office:value="161400">
            <text:p>1614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-2300">
            <text:p>-23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51.24589581111">
            <text:p>4351.2458958111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5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/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3:.F124])" office:value-type="float" office:value="1856.60535117057">
            <text:p>1856.605351170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F124])" office:value-type="float" office:value="361.538461538462">
            <text:p>361.538461538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24:.F124])" office:value-type="float" office:value="1856.60535117057">
            <text:p>1856.6053511706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)" office:value-type="float" office:value="325">
            <text:p>32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office:value-type="string">
            <text:p>-Jozef</text:p>
          </table:table-cell>
          <table:table-cell/>
          <table:table-cell table:formula="of:=SUM([.B124];[.C124])" office:value-type="float" office:value="682.692307692308">
            <text:p>682.692307692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82.69230769231">
            <text:p>1382.692307692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56.60535117057">
            <text:p>1856.6053511706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:.F124])" office:value-type="float" office:value="1498.91304347826">
            <text:p>1498.913043478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24:.F124])" office:value-type="float" office:value="1856.60535117057">
            <text:p>1856.6053511706</text:p>
          </table:table-cell>
          <table:table-cell table:style-name="Default" office:value-type="string">
            <text:p>Meruj</text:p>
          </table:table-cell>
          <table:table-cell table:number-columns-repeated="3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6" office:value-type="float" office:value="338.461538461538">
            <text:p>338.4615384615</text:p>
          </table:table-cell>
          <table:table-cell table:formula="of:=[.E93]/23" office:value-type="float" office:value="473.913043478261">
            <text:p>473.9130434783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8809.364548495">
            <text:p>48809.36454849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11:1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27T11:15:31</dc:date>
    <meta:editing-duration>P7DT7H4M24S</meta:editing-duration>
    <meta:editing-cycles>2498</meta:editing-cycles>
    <meta:generator>OpenOffice/4.1.1$Unix OpenOffice.org_project/411m6$Build-9775</meta:generator>
    <dc:creator>Hasmik Dabaghyan</dc:creator>
    <meta:document-statistic meta:table-count="14" meta:cell-count="6142" meta:object-count="0"/>
  </office:meta>
</office:document-meta>
</file>